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5409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9311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8492in" fo:break-before="auto" style:use-optimal-row-height="false"/>
    </style:style>
    <style:style style:name="ro14" style:family="table-row">
      <style:table-row-properties style:row-height="0.5693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9327in" fo:break-before="auto" style:use-optimal-row-height="false"/>
    </style:style>
    <style:style style:name="ro17" style:family="table-row">
      <style:table-row-properties style:row-height="0.8189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937in" fo:break-before="auto" style:use-optimal-row-height="false"/>
    </style:style>
    <style:style style:name="ro20" style:family="table-row">
      <style:table-row-properties style:row-height="0.6425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9839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1" style:family="table-cell" style:parent-style-name="Default">
      <style:text-properties style:font-name="Arial" fo:font-size="10pt" fo:font-weight="bold" style:font-name-asian="Tahoma1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style:font-name="Arial" fo:font-size="10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0" style:family="table-cell" style:parent-style-name="Default">
      <style:text-properties fo:color="#000000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7" style:family="table-cell" style:parent-style-name="Default">
      <style:table-cell-properties fo:background-color="transparent"/>
      <style:text-properties style:font-name="Arial" fo:font-size="10pt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 table:number-columns-spanned="2" table:number-rows-spanned="1">
            <text:p>Mobile User Stories Test Definition</text:p>
          </table:table-cell>
          <table:covered-table-cell table:style-name="ce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F8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609">
            <text:p>7-Mar-11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Create user stories for Mobile</text:p>
          </table:table-cell>
          <table:table-cell table:style-name="ce30" office:value-type="string">
            <text:p>Hoa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19"/>
          <table:table-cell table:style-name="ce24"/>
          <table:table-cell table:style-name="ce25"/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1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0">
          <table:table-cell table:style-name="ce41" office:value-type="string">
            <text:p>USR_MOB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">
          <table:table-cell table:style-name="ce69"/>
          <table:table-cell table:style-name="ce75" office:value-type="string">
            <text:p>TEST CASES</text:p>
          </table:table-cell>
          <table:table-cell table:style-name="ce75"/>
          <table:table-cell table:style-name="ce76" table:number-columns-repeated="2"/>
          <table:table-cell table:style-name="ce69"/>
          <table:table-cell table:style-name="ce86"/>
          <table:table-cell table:style-name="ce76" table:number-columns-repeated="2"/>
          <table:table-cell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6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6" table:number-columns-repeated="4"/>
          <table:table-cell table:style-name="ce69"/>
          <table:table-cell table:style-name="ce86"/>
          <table:table-cell table:style-name="ce76" table:number-columns-repeated="2"/>
          <table:table-cell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6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7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5"/>
          <table:covered-table-cell table:style-name="ce82"/>
          <table:table-cell table:style-name="ce69"/>
          <table:table-cell table:style-name="ce86"/>
          <table:table-cell table:style-name="ce95"/>
          <table:table-cell table:style-name="ce99"/>
          <table:table-cell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6" table:number-columns-repeated="18"/>
          <table:table-cell table:style-name="ce69" table:number-columns-repeated="9"/>
          <table:table-cell table:number-columns-repeated="768"/>
        </table:table-row>
        <table:table-row table:style-name="ro10">
          <table:table-cell table:style-name="ce69"/>
          <table:table-cell table:style-name="ce77" office:value-type="string">
            <text:p>Total Main Cases:</text:p>
          </table:table-cell>
          <table:table-cell table:style-name="ce82" table:formula="of:=MAX([.A$7:.A1033])" office:value-type="float" office:value="4" table:number-columns-spanned="3" table:number-rows-spanned="1">
            <text:p>4</text:p>
          </table:table-cell>
          <table:covered-table-cell table:style-name="ce86"/>
          <table:covered-table-cell table:style-name="ce86"/>
          <table:table-cell table:style-name="ce69"/>
          <table:table-cell table:style-name="ce86"/>
          <table:table-cell table:style-name="ce95"/>
          <table:table-cell table:style-name="ce100"/>
          <table:table-cell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6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8"/>
          <table:table-cell table:style-name="ce70" table:number-columns-repeated="7"/>
          <table:table-cell/>
          <table:table-cell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  <table:table-cell table:number-columns-repeated="768"/>
        </table:table-row>
        <table:table-row table:style-name="ro10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89" office:value-type="string">
            <text:p>Bug ID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Affect</text:p>
          </table:table-cell>
          <table:table-cell table:style-name="ce79" table:number-columns-repeated="9"/>
          <table:table-cell table:style-name="ce112" table:number-columns-repeated="211"/>
          <table:table-cell table:style-name="ce86" table:number-columns-repeated="17"/>
          <table:table-cell table:style-name="ce69" table:number-columns-repeated="9"/>
          <table:table-cell table:number-columns-repeated="768"/>
        </table:table-row>
        <table:table-row table:style-name="ro13">
          <table:table-cell table:style-name="ce72" office:value-type="float" office:value="1">
            <text:p>001</text:p>
          </table:table-cell>
          <table:table-cell table:style-name="ce41" office:value-type="string">
            <text:p>USR_MOB_01</text:p>
          </table:table-cell>
          <table:table-cell table:style-name="ce83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80" office:value-type="string">
            <text:p>Show gadget List on Mobile device</text:p>
          </table:table-cell>
          <table:table-cell table:style-name="ce90" office:value-type="string">
            <text:p>Step 1: Add gadgets from PC</text:p>
          </table:table-cell>
          <table:table-cell table:style-name="ce90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90" office:value-type="string">
            <text:p>Gadgets is displayed in Dashboard tab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4">
          <table:table-cell table:style-name="ce7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90" office:value-type="string">
            <text:p>Step 2: Show gadgets from Mobile device</text:p>
          </table:table-cell>
          <table:table-cell table:style-name="ce90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90" office:value-type="string">
            <text:p>Added gadget in Dashboard tab is visible 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5">
          <table:table-cell table:style-name="ce7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02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90" office:value-type="string">
            <text:p>Step 1: Add [Gadget Registry] Dashboard from PC</text:p>
          </table:table-cell>
          <table:table-cell table:style-name="ce93" office:value-type="string">
            <text:p><text:span text:style-name="T5">- Login as </text:span><text:span text:style-name="T5">demo from </text:span><text:span text:style-name="T5">PC</text:span></text:p>
            <text:p><text:span text:style-name="T5">- Go to </text:span><text:span text:style-name="T5">Dashboard </text:span><text:span text:style-name="T5">page</text:span></text:p>
            <text:p><text:span text:style-name="T5">- Add </text:span><text:span text:style-name="T5">Dashboard </text:span><text:span text:style-name="T5">tab with name </text:span><text:span text:style-name="T5">is [Gadget </text:span><text:span text:style-name="T5">Registry]</text:span></text:p>
          </table:table-cell>
          <table:table-cell table:style-name="ce90" office:value-type="string">
            <text:p>Dashboard [Gadget Registry] is added successful without gadge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6">
          <table:table-cell table:style-name="ce7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2: Add gadget [CNN] </text:p>
          </table:table-cell>
          <table:table-cell table:style-name="ce90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90" office:value-type="string">
            <text:p>[CNN] gadget is added successful in [Gadget Registry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7">
          <table:table-cell table:style-name="ce7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3: Add gadget [Google News]</text:p>
          </table:table-cell>
          <table:table-cell table:style-name="ce93" office:value-type="string">
            <text:p><text:span text:style-name="T5">- In [Gadget </text:span><text:span text:style-name="T5">Registry] </text:span><text:span text:style-name="T5">Dashboard: </text:span><text:span text:style-name="T5">Click on [Add </text:span><text:span text:style-name="T5">Gadget] link</text:span></text:p>
            <text:p><text:span text:style-name="T5">- Input URL: </text:span><text:span text:style-name="T5"><text:a xlink:href="http://www.google.com/ig/modules/tabnews.xml">http://www.google.com/ig/modules/tabnews.xml</text:a></text:span></text:p>
            <text:p><text:span text:style-name="T5">And click on </text:span><text:span text:style-name="T5">[Add Gadget] </text:span><text:span text:style-name="T5">icon</text:span></text:p>
          </table:table-cell>
          <table:table-cell table:style-name="ce90" office:value-type="string">
            <text:p>[CNN] gadget is added successful in [Gadget Registry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4: Add gadget [ESPN.com]</text:p>
          </table:table-cell>
          <table:table-cell table:style-name="ce93" office:value-type="string">
            <text:p><text:span text:style-name="T5">- In [Gadget </text:span><text:span text:style-name="T5">Registry] </text:span><text:span text:style-name="T5">Dashboard: </text:span><text:span text:style-name="T5">Click on [Add </text:span><text:span text:style-name="T5">Gadget] link</text:span></text:p>
            <text:p><text:span text:style-name="T5">- Input URL: </text:span><text:span text:style-name="T5"><text:a xlink:href="http://sports.espn.go.com/espn/rss/news">http://sports.espn.go.com/espn/rss/news</text:a></text:span></text:p>
            <text:p><text:span text:style-name="T5">And click on </text:span><text:span text:style-name="T5">[Add Gadget] </text:span><text:span text:style-name="T5">icon</text:span></text:p>
          </table:table-cell>
          <table:table-cell table:style-name="ce90" office:value-type="string">
            <text:p>[CNN] gadget is added successful in [Gadget Registry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5: Add gadget [Google map search]</text:p>
          </table:table-cell>
          <table:table-cell table:style-name="ce93" office:value-type="string">
            <text:p><text:span text:style-name="T5">- In [Gadget </text:span><text:span text:style-name="T5">Registry] </text:span><text:span text:style-name="T5">Dashboard: </text:span><text:span text:style-name="T5">Click on [Add </text:span><text:span text:style-name="T5">Gadget] link</text:span></text:p>
            <text:p><text:span text:style-name="T5">- Input URL: </text:span><text:span text:style-name="T5"><text:a xlink:href="http://www.google.com/uds/modules/elements/localsearch/localsearch.xml">http://www.google.com/uds/modules/elements/localsearch/localsearch.xml</text:a></text:span></text:p>
            <text:p><text:span text:style-name="T5">And click on </text:span><text:span text:style-name="T5">[Add Gadget] </text:span><text:span text:style-name="T5">icon</text:span></text:p>
          </table:table-cell>
          <table:table-cell table:style-name="ce90" office:value-type="string">
            <text:p>[Google map search] gadget is added successful in [Gadget Registry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6: Add gadget [Google Translate]</text:p>
          </table:table-cell>
          <table:table-cell table:style-name="ce93" office:value-type="string">
            <text:p><text:span text:style-name="T5">- In [Gadget </text:span><text:span text:style-name="T5">Registry] </text:span><text:span text:style-name="T5">Dashboard: </text:span><text:span text:style-name="T5">Click on [Add </text:span><text:span text:style-name="T5">Gadget] link</text:span></text:p>
            <text:p><text:span text:style-name="T5">- Input URL: </text:span><text:span text:style-name="T5"><text:a xlink:href="http://www.google.com/ig/modules/dictionary.xml">http://www.google.com/ig/modules/dictionary.xml</text:a></text:span></text:p>
            <text:p><text:span text:style-name="T5">And click on </text:span><text:span text:style-name="T5">[Add Gadget] </text:span><text:span text:style-name="T5">icon</text:span></text:p>
          </table:table-cell>
          <table:table-cell table:style-name="ce90" office:value-type="string">
            <text:p>[Google Translate] gadget is added successful in [Gadget Registry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9">
          <table:table-cell table:style-name="ce7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7: Edit Preference of added gadgets</text:p>
          </table:table-cell>
          <table:table-cell table:style-name="ce90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90" office:value-type="string">
            <text:p>Edit preferences of gadget is successful and content of gadget is displayed as preferences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20">
          <table:table-cell table:style-name="ce7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02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90" office:value-type="string">
            <text:p>Step 8: View content of gadget in mobile device</text:p>
          </table:table-cell>
          <table:table-cell table:style-name="ce93" office:value-type="string">
            <text:p><text:span text:style-name="T5">- Login as </text:span><text:span text:style-name="T5">demo from </text:span><text:span text:style-name="T5">Mobile device</text:span></text:p>
            <text:p><text:span text:style-name="T5">- Access to </text:span><text:span text:style-name="T5">Dashboard </text:span><text:span text:style-name="T5">application</text:span></text:p>
            <text:p><text:span text:style-name="T5">- Open </text:span><text:span text:style-name="T5">[Gadget </text:span><text:span text:style-name="T5">Registry] </text:span><text:span text:style-name="T5">Dashboard</text:span></text:p>
            <text:p><text:span text:style-name="T5">- Double click </text:span><text:span text:style-name="T5">on gadget </text:span><text:span text:style-name="T5">that you want </text:span><text:span text:style-name="T5">to view</text:span></text:p>
          </table:table-cell>
          <table:table-cell table:style-name="ce90" office:value-type="string">
            <text:p>Content of gadget is displayed with same preferences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21">
          <table:table-cell table:style-name="ce7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03</text:p>
          </table:table-cell>
          <table:table-cell table:style-name="ce83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90" office:value-type="string">
            <text:p>Step 1: Add [Developer] Dashboard from PC</text:p>
          </table:table-cell>
          <table:table-cell table:style-name="ce93" office:value-type="string">
            <text:p><text:span text:style-name="T5">- Login as </text:span><text:span text:style-name="T5">John from PC</text:span></text:p>
            <text:p><text:span text:style-name="T5">- Go to </text:span><text:span text:style-name="T5">Dashboard </text:span><text:span text:style-name="T5">page</text:span></text:p>
            <text:p><text:span text:style-name="T5">- Add </text:span><text:span text:style-name="T5">Dashboard </text:span><text:span text:style-name="T5">tab with name </text:span><text:span text:style-name="T5">is [Developer]</text:span></text:p>
          </table:table-cell>
          <table:table-cell table:style-name="ce90" office:value-type="string">
            <text:p>Dashboard [Developer] is added successful without gadge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2: Add [Open tasks assigned to me] gadget </text:p>
          </table:table-cell>
          <table:table-cell table:style-name="ce90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90" office:value-type="string">
            <text:p>[Open tasks assigned to me]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3: Add [Project Roadmap] gadget </text:p>
          </table:table-cell>
          <table:table-cell table:style-name="ce90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90" office:value-type="string">
            <text:p>[Project Roadmap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4: Add [Project Statistics] gadget </text:p>
          </table:table-cell>
          <table:table-cell table:style-name="ce90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90" office:value-type="string">
            <text:p>[Project Statistics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5: Add [Jira Activity Stream] gadget </text:p>
          </table:table-cell>
          <table:table-cell table:style-name="ce90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90" office:value-type="string">
            <text:p>[Jira Activity Stream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6: Add [Build Status] gadget </text:p>
          </table:table-cell>
          <table:table-cell table:style-name="ce90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90" office:value-type="string">
            <text:p>[Build Status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7: Add [Sonar-Code Coverage] gadget </text:p>
          </table:table-cell>
          <table:table-cell table:style-name="ce90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90" office:value-type="string">
            <text:p>[Sonar-Code Coverage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8: Add [Sonar-Code Overview] gadget </text:p>
          </table:table-cell>
          <table:table-cell table:style-name="ce90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90" office:value-type="string">
            <text:p>[Sonar-Code Overview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6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9: Add [Sonar-Comments and Duplication] gadget </text:p>
          </table:table-cell>
          <table:table-cell table:style-name="ce90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90" office:value-type="string">
            <text:p>[Sonar-Comments and Duplication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6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10: Add [Sonar-Rules] gadget </text:p>
          </table:table-cell>
          <table:table-cell table:style-name="ce90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90" office:value-type="string">
            <text:p>[Sonar-Rules] gadget is added successful in [Developer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11: Edit Preference of added gadgets</text:p>
          </table:table-cell>
          <table:table-cell table:style-name="ce90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90" office:value-type="string">
            <text:p>Edit preferences of gadget is successful and content of gadget is displayed as preference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03</text:p>
          </table:table-cell>
          <table:table-cell table:style-name="ce8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90" office:value-type="string">
            <text:p>Step 12: View content of gadget in mobile device</text:p>
          </table:table-cell>
          <table:table-cell table:style-name="ce93" office:value-type="string">
            <text:p><text:span text:style-name="T5">- Login as </text:span><text:span text:style-name="T5">John from </text:span><text:span text:style-name="T5">Mobile device</text:span></text:p>
            <text:p><text:span text:style-name="T5">- Access to </text:span><text:span text:style-name="T5">Dashboard </text:span><text:span text:style-name="T5">application</text:span></text:p>
            <text:p><text:span text:style-name="T5">- Open </text:span><text:span text:style-name="T5">[Developer] </text:span><text:span text:style-name="T5">Dashboard</text:span></text:p>
            <text:p><text:span text:style-name="T5">- Double click </text:span><text:span text:style-name="T5">on gadget </text:span><text:span text:style-name="T5">that you want </text:span><text:span text:style-name="T5">to view</text:span></text:p>
          </table:table-cell>
          <table:table-cell table:style-name="ce90" office:value-type="string">
            <text:p>Content of gadget is displayed with same preference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1">
          <table:table-cell table:style-name="ce73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04</text:p>
          </table:table-cell>
          <table:table-cell table:style-name="ce83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90" office:value-type="string">
            <text:p>Step 1: Add [Marketing] Dashboard from PC</text:p>
          </table:table-cell>
          <table:table-cell table:style-name="ce93" office:value-type="string">
            <text:p><text:span text:style-name="T5">- Login as </text:span><text:span text:style-name="T5">mary from PC</text:span></text:p>
            <text:p><text:span text:style-name="T5">- Go to </text:span><text:span text:style-name="T5">Dashboard </text:span><text:span text:style-name="T5">page</text:span></text:p>
            <text:p><text:span text:style-name="T5">- Add </text:span><text:span text:style-name="T5">Dashboard </text:span><text:span text:style-name="T5">tab with name </text:span><text:span text:style-name="T5">is [Marketing]</text:span></text:p>
          </table:table-cell>
          <table:table-cell table:style-name="ce90" office:value-type="string">
            <text:p>Dashboard [Marketing] is added successful without gadge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04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90" office:value-type="string">
            <text:p>Step 2: Add [AdWords] gadget </text:p>
          </table:table-cell>
          <table:table-cell table:style-name="ce90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90" office:value-type="string">
            <text:p>[AdWords] is added successful in [Marketing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04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90" office:value-type="string">
            <text:p>Step 3: Add [Social Media Search] gadget </text:p>
          </table:table-cell>
          <table:table-cell table:style-name="ce90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90" office:value-type="string">
            <text:p>[Social Media Search] is added successful in [Marketing] Dashboard and content of gadget is display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04</text:p>
          </table:table-cell>
          <table:table-cell table:style-name="ce8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90" office:value-type="string">
            <text:p>Step 4: Edit Preference of added gadgets</text:p>
          </table:table-cell>
          <table:table-cell table:style-name="ce90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90" office:value-type="string">
            <text:p>Edit preferences of gadget is successful and content of gadget is displayed as preference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04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90" office:value-type="string">
            <text:p>Step 5: View content of gadget in mobile device</text:p>
          </table:table-cell>
          <table:table-cell table:style-name="ce93" office:value-type="string">
            <text:p><text:span text:style-name="T5">- Login as </text:span><text:span text:style-name="T5">Mary from </text:span><text:span text:style-name="T5">Mobile device</text:span></text:p>
            <text:p><text:span text:style-name="T5">- Access to </text:span><text:span text:style-name="T5">Dashboard </text:span><text:span text:style-name="T5">application</text:span></text:p>
            <text:p><text:span text:style-name="T5">- Open </text:span><text:span text:style-name="T5">[Marketing] </text:span><text:span text:style-name="T5">Dashboard</text:span></text:p>
            <text:p><text:span text:style-name="T5">- Double click </text:span><text:span text:style-name="T5">on gadget </text:span><text:span text:style-name="T5">that you want </text:span><text:span text:style-name="T5">to view</text:span></text:p>
          </table:table-cell>
          <table:table-cell table:style-name="ce90" office:value-type="string">
            <text:p>Content of gadget is displayed with same preference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2"/>
          <table:table-cell table:style-name="ce80"/>
          <table:table-cell table:style-name="ce83"/>
          <table:table-cell table:style-name="ce87"/>
          <table:table-cell table:style-name="ce41"/>
          <table:table-cell table:style-name="ce90" table:number-columns-repeated="2"/>
          <table:table-cell table:style-name="ce96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7">
          <table:table-cell table:style-name="ce72"/>
          <table:table-cell table:style-name="ce41"/>
          <table:table-cell table:style-name="ce83"/>
          <table:table-cell table:style-name="ce87"/>
          <table:table-cell table:style-name="ce41"/>
          <table:table-cell table:style-name="ce90" table:number-columns-repeated="2"/>
          <table:table-cell table:style-name="ce96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5"/>
          <table:table-cell table:style-name="ce83"/>
          <table:table-cell table:style-name="ce47"/>
          <table:table-cell table:style-name="ce45"/>
          <table:table-cell table:style-name="ce90" table:number-columns-repeated="2"/>
          <table:table-cell table:style-name="ce96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6">
          <table:table-cell table:style-name="ce72"/>
          <table:table-cell table:style-name="ce41"/>
          <table:table-cell table:style-name="ce83"/>
          <table:table-cell table:style-name="ce87"/>
          <table:table-cell table:style-name="ce41"/>
          <table:table-cell table:style-name="ce90" table:number-columns-repeated="2"/>
          <table:table-cell table:style-name="ce96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46" table:number-columns-repeated="2"/>
          <table:table-cell table:style-name="ce90" table:number-columns-repeated="3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3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46" table:number-columns-repeated="2"/>
          <table:table-cell table:style-name="ce90" table:number-columns-repeated="3"/>
          <table:table-cell table:style-name="ce101"/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2"/>
          <table:table-cell table:style-name="ce96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2"/>
          <table:table-cell table:style-name="ce96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4"/>
          <table:table-cell table:style-name="ce46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2"/>
          <table:table-cell table:style-name="ce96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6">
          <table:table-cell table:style-name="ce72"/>
          <table:table-cell table:style-name="ce80"/>
          <table:table-cell table:style-name="ce83"/>
          <table:table-cell table:style-name="ce87" table:number-columns-repeated="2"/>
          <table:table-cell table:style-name="ce90"/>
          <table:table-cell table:style-name="ce93"/>
          <table:table-cell table:style-name="ce90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5"/>
          <table:table-cell table:style-name="ce83"/>
          <table:table-cell table:style-name="ce47" table:number-columns-repeated="2"/>
          <table:table-cell table:style-name="ce90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1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1"/>
          <table:table-cell table:style-name="ce83"/>
          <table:table-cell table:style-name="ce87" table:number-columns-repeated="2"/>
          <table:table-cell table:style-name="ce91"/>
          <table:table-cell table:style-name="ce94"/>
          <table:table-cell table:style-name="ce97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1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41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2"/>
          <table:table-cell table:style-name="ce41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101"/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3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0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0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2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/>
          <table:table-cell table:style-name="ce90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/>
          <table:table-cell table:style-name="ce90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4"/>
          <table:table-cell table:style-name="ce80"/>
          <table:table-cell table:style-name="ce84"/>
          <table:table-cell table:style-name="ce88" table:number-columns-repeated="2"/>
          <table:table-cell table:style-name="ce91"/>
          <table:table-cell table:style-name="ce90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3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 table:number-rows-repeated="10">
          <table:table-cell table:style-name="ce69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0">
          <table:table-cell table:style-name="ce41" office:value-type="string">
            <text:p>USR_MOB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6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07T16:10:53</dc:date>
    <meta:print-date>2008-06-17T00:45:47</meta:print-date>
    <dc:language>en-US</dc:language>
    <meta:editing-cycles>795</meta:editing-cycles>
    <meta:editing-duration>PT339H50M11S</meta:editing-duration>
    <dc:creator>exoplatform </dc:creator>
    <meta:document-statistic meta:table-count="4" meta:cell-count="347" meta:object-count="1"/>
    <meta:user-defined meta:name="Info 1"/>
    <meta:user-defined meta:name="Info 2"/>
    <meta:user-defined meta:name="Info 3"/>
    <meta:user-defined meta:name="Info 4"/>
  </office:meta>
</office:document-meta>
</file>